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="URW Chancery L1"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d6dee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b551e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rsid="002d6dee" officeooo:paragraph-rsid="002d6dee" fo:hyphenate="true" fo:hyphenation-remain-char-count="2" fo:hyphenation-push-char-count="2"/>
    </style:style>
    <style:style style:name="P5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d6dee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fo:font-style="italic" officeooo:rsid="002b551e" style:font-style-asian="italic" style:font-style-complex="italic"/>
    </style:style>
    <style:style style:name="T3" style:family="text">
      <style:text-properties officeooo:rsid="0021cd4e"/>
    </style:style>
    <style:style style:name="T4" style:family="text">
      <style:text-properties officeooo:rsid="0023f02e"/>
    </style:style>
    <style:style style:name="T5" style:family="text">
      <style:text-properties officeooo:rsid="0027065d"/>
    </style:style>
    <style:style style:name="T6" style:family="text">
      <style:text-properties officeooo:rsid="0028e961"/>
    </style:style>
    <style:style style:name="T7" style:family="text">
      <style:text-properties officeooo:rsid="002ad14a"/>
    </style:style>
    <style:style style:name="T8" style:family="text">
      <style:text-properties officeooo:rsid="002b551e"/>
    </style:style>
    <style:style style:name="T9" style:family="text">
      <style:text-properties officeooo:rsid="002cd140"/>
    </style:style>
    <style:style style:name="T10" style:family="text">
      <style:text-properties officeooo:rsid="002d6dee"/>
    </style:style>
    <style:style style:name="T11" style:family="text">
      <style:text-properties officeooo:rsid="003420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5">С++ </text:span><text:span text:style-name="T1">(</text:span><text:span text:style-name="T7">07</text:span><text:span text:style-name="T1">.</text:span><text:span text:style-name="T3">0</text:span><text:span text:style-name="T7">2</text:span><text:span text:style-name="T1">.201</text:span><text:span text:style-name="T4">1</text:span><text:span text:style-name="T1">)</text:span></text:h>
      <text:list xml:id="list202812694" text:style-name="L1">
        <text:list-item>
          <text:p text:style-name="P5"><text:span text:style-name="T10">Необходимо создать класс </text:span><text:span text:style-name="Код"><text:span text:style-name="T8">CompressedStarString</text:span></text:span><text:span text:style-name="T10">, объект которого хранит произвольную строку в специальном виде: все подстроки, являющиеся непрерывными последовательностями звёздочек (если таковые имеются), хранятся как пары чисел: позиция начала последовательности и её длина. Класс содержит два поля: строка </text:span><text:span text:style-name="Код"><text:span text:style-name="T10">std::string</text:span></text:span><text:span text:style-name="T10"> без звёздочек и вектор пар целых чисел (тип пары можно создать самостоятельно как структуру или использовать стандартный шаблон класса </text:span><text:span text:style-name="Код"><text:span text:style-name="T10">std::</text:span></text:span><text:span text:style-name="Код"><text:span text:style-name="T11">pair</text:span></text:span><text:span text:style-name="T10">).</text:span></text:p>
        </text:list-item>
        <text:list-item>
          <text:p text:style-name="P2"><text:span text:style-name="T10">Класс имеет один конструктор: с параметром типа </text:span><text:span text:style-name="Код"><text:span text:style-name="T10">std::string</text:span></text:span><text:span text:style-name="T10">. Если в конструктор была передана строка “0**3**6”, то содержимое полей конструируемого объекта должно быть: "036", {(1, 2), (4, 2)}. (Указание: в реализации запрещается пользоваться операцией [].)</text:span></text:p>
        </text:list-item>
        <text:list-item>
          <text:p text:style-name="P4">Объект класса должен вести себя как обычная строка. Например, необходимо перегрузить операцию вывода в поток и при отправке на консоль объекта из примера выше, должно печататься “0**3**6” (без кавычек).</text:p>
        </text:list-item>
        <text:list-item>
          <text:p text:style-name="P2"><text:span text:style-name="T10">Необходимо также перегрузить операции</text:span><text:span text:style-name="T6"> += (функция-член) и + (свободная функция), </text:span><text:span text:style-name="T10">к</text:span><text:span text:style-name="T8">оторые носят смысл конкатенации строк</text:span><text:span text:style-name="T6">: </text:span><text:span text:style-name="T8">для результата сложения двух объектов </text:span><text:span text:style-name="Код"><text:span text:style-name="T8">CompressedStarString</text:span></text:span><text:span text:style-name="T8"> </text:span><text:span text:style-name="T10">результат вывода его на консоль</text:span><text:span text:style-name="T8"> </text:span><text:span text:style-name="T10">должен </text:span><text:span text:style-name="T9">совпадает с <text:s/></text:span><text:span text:style-name="T10">печатью </text:span><text:span text:style-name="T9">конкатенацией строк, из которых конструировались эти объекты.</text:span></text:p>
          <text:p text:style-name="P3"><text:span text:style-name="T2">Указание</text:span><text:span text:style-name="T8">: операция</text:span><text:span text:style-name="T6"> + реализуется через +=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07T10:43:24</dc:date>
    <dc:creator>Artem Pelenitsyn</dc:creator>
    <meta:editing-duration>PT01H38M07S</meta:editing-duration>
    <meta:editing-cycles>17</meta:editing-cycles>
    <meta:generator>OpenOffice.org/3.2$Linux OpenOffice.org_project/320m19$Build-9505</meta:generator>
    <meta:document-statistic meta:table-count="0" meta:image-count="0" meta:object-count="0" meta:page-count="1" meta:paragraph-count="6" meta:word-count="171" meta:character-count="1291"/>
  </office:meta>
</office:document-meta>
</file>